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6" table:default-cell-style-name="Default"/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Ta</text:p>
          </table:table-cell>
          <table:table-cell table:number-columns-repeated="3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B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c = C’B’ +CB</text:p>
          </table:table-cell>
          <table:table-cell/>
          <table:table-cell office:value-type="string" calcext:value-type="string">
            <text:p>NOT C XOR B</text:p>
          </table:table-cell>
          <table:table-cell/>
          <table:table-cell office:value-type="string" calcext:value-type="string">
            <text:p>(B AND C) OR (NOT B AND NOT C)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B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b = C’A +CB’</text:p>
          </table:table-cell>
          <table:table-cell/>
          <table:table-cell office:value-type="string" calcext:value-type="string">
            <text:p>(NOT C AND A) OR (C AND NOT B)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/>
          <table:table-cell office:value-type="string" calcext:value-type="string">
            <text:p>B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0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Ta = C + B</text:p>
          </table:table-cell>
          <table:table-cell/>
          <table:table-cell office:value-type="string" calcext:value-type="string">
            <text:p>C OR 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9:41:16.553833662</meta:creation-date>
    <dc:date>2024-02-02T09:55:57.831109712</dc:date>
    <meta:editing-duration>PT14M41S</meta:editing-duration>
    <meta:editing-cycles>2</meta:editing-cycles>
    <meta:generator>LibreOffice/7.3.7.2$Linux_X86_64 LibreOffice_project/30$Build-2</meta:generator>
    <meta:document-statistic meta:table-count="1" meta:cell-count="139" meta:object-count="0"/>
  </office:meta>
</office:document-meta>
</file>